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b3a61" officeooo:paragraph-rsid="001b3a61"/>
    </style:style>
    <style:style style:name="P2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1b3a61"/>
    </style:style>
    <style:style style:name="P3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217318"/>
    </style:style>
    <style:style style:name="P4" style:family="paragraph" style:parent-style-name="Title">
      <loext:graphic-properties draw:fill-gradient-name="gradient" draw:fill-hatch-name="hatch"/>
      <style:paragraph-properties fo:margin-top="0.109cm" fo:margin-bottom="0.109cm" style:contextual-spacing="false" fo:line-height="115%"/>
    </style:style>
    <style:style style:name="P5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b948a" officeooo:paragraph-rsid="001b948a"/>
    </style:style>
    <style:style style:name="P6" style:family="paragraph" style:parent-style-name="Text_20_body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b948a" officeooo:paragraph-rsid="001b948a"/>
    </style:style>
    <style:style style:name="P7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d859d" officeooo:paragraph-rsid="001d859d"/>
    </style:style>
    <style:style style:name="P8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ecb82" officeooo:paragraph-rsid="001ecb82"/>
    </style:style>
    <style:style style:name="P9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09caa" officeooo:paragraph-rsid="00209caa"/>
    </style:style>
    <style:style style:name="P10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310b" officeooo:paragraph-rsid="0021310b"/>
    </style:style>
    <style:style style:name="P11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7318" officeooo:paragraph-rsid="00217318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1b3a61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1ba030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1d859d"/>
    </style:style>
    <style:style style:name="P15" style:family="paragraph" style:parent-style-name="Standard" style:list-style-name="L3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21310b"/>
    </style:style>
    <style:style style:name="P16" style:family="paragraph" style:parent-style-name="Standard" style:list-style-name="L2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b3a61" officeooo:paragraph-rsid="001b3a61"/>
    </style:style>
    <style:style style:name="P17" style:family="paragraph" style:parent-style-name="Standard" style:list-style-name="L3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310b" officeooo:paragraph-rsid="0021310b"/>
    </style:style>
    <style:style style:name="P18" style:family="paragraph" style:parent-style-name="Standard" style:list-style-name="L4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310b" officeooo:paragraph-rsid="0021310b"/>
    </style:style>
    <style:style style:name="P19" style:family="paragraph" style:parent-style-name="Standard" style:list-style-name="L4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7318" officeooo:paragraph-rsid="00217318"/>
    </style:style>
    <style:style style:name="P20" style:family="paragraph" style:parent-style-name="Standard" style:list-style-name="L5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7318" officeooo:paragraph-rsid="00217318"/>
    </style:style>
    <style:style style:name="P21" style:family="paragraph" style:parent-style-name="Standard" style:list-style-name="L6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7318" officeooo:paragraph-rsid="00217318"/>
    </style:style>
    <style:style style:name="P22" style:family="paragraph" style:parent-style-name="Standard" style:list-style-name="L6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9c29" officeooo:paragraph-rsid="00219c29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3a61"/>
    </style:style>
    <style:style style:name="T2" style:family="text">
      <style:text-properties officeooo:rsid="001b948a"/>
    </style:style>
    <style:style style:name="T3" style:family="text">
      <style:text-properties officeooo:rsid="001ba030"/>
    </style:style>
    <style:style style:name="T4" style:family="text">
      <style:text-properties officeooo:rsid="001d859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cb82" style:font-weight-asian="bold" style:font-weight-complex="bold"/>
    </style:style>
    <style:style style:name="T7" style:family="text">
      <style:text-properties officeooo:rsid="002131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inforcement Learning</text:p>
      <text:p text:style-name="P6">The agent interacts with the environment. There are <text:span text:style-name="T4">a bunch of</text:span> functions:</text:p>
      <text:list xml:id="list3131786841" text:style-name="L1">
        <text:list-item>
          <text:p text:style-name="P12"><text:span text:style-name="T1"><draw:g text:anchor-type="as-char" svg:y="-0.302cm" draw:z-index="0" draw:name="Shape1" draw:style-name="gr1"><svg:title>TexMaths</svg:title><svg:desc>12§display§\delta§svg§600§FALSE§</svg:desc><draw:g draw:style-name="gr2"><draw:path draw:style-name="gr3" draw:text-style-name="P23" svg:width="0.144cm" svg:height="0.258cm" svg:x="0.002cm" svg:y="0.021cm" svg:viewBox="0 0 145 259" svg:d="M73 259c-25 0-49 0-73 0 0-86 0-173 0-259 48 0 97 0 145 0 0 86 0 173 0 259-24 0-48 0-72 0z"><text:p/></draw:path><draw:path draw:style-name="gr4" draw:text-style-name="P24" svg:width="0.169cm" svg:height="0.302cm" svg:x="-0.001cm" svg:y="0cm" svg:viewBox="0 0 170 303" svg:d="M92 115c-51 13-92 66-92 117 0 41 26 71 66 71 48 0 83-66 83-125 0-37-17-57-31-76-15-19-39-51-39-69 0-9 9-20 23-20 11 0 19 6 29 12 8 5 17 11 23 11 10 0 16-11 16-17 0-9-7-11-21-14-22-5-28-5-35-5-31 0-47 18-47 43 0 23 12 47 25 72zM97 124c11 19 23 42 23 71s-16 98-54 98c-23 0-41-18-41-49 0-26 16-104 72-120z"><text:p/></draw:path></draw:g></draw:g></text:span><text:span text:style-name="T1"><text:s/>= Transition </text:span><text:span text:style-name="T1"><draw:g text:anchor-type="as-char" svg:y="-0.298cm" draw:z-index="4" draw:name="Shape2" draw:style-name="gr1"><svg:title>TexMaths</svg:title><svg:desc>12§display§f§svg§600§FALSE§</svg:desc><draw:g draw:style-name="gr2"><draw:path draw:style-name="gr3" draw:text-style-name="P23" svg:width="0.187cm" svg:height="0.339cm" svg:x="-0.001cm" svg:y="0.022cm" svg:viewBox="0 0 188 340" svg:d="M0 0c63 0 125 0 188 0 0 113 0 227 0 340-63 0-125 0-188 0 0-113 0-227 0-340z"><text:p/></draw:path><draw:path draw:style-name="gr4" draw:text-style-name="P24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12"><text:span text:style-name="T1"><draw:g text:anchor-type="as-char" svg:y="-0.183cm" draw:z-index="1" draw:name="Shape3" draw:style-name="gr1"><svg:title>TexMaths</svg:title><svg:desc>12§display§\pi§svg§600§FALSE§</svg:desc><draw:g draw:style-name="gr2"><draw:path draw:style-name="gr3" draw:text-style-name="P23" svg:width="0.192cm" svg:height="0.141cm" svg:x="0.01cm" svg:y="0.02cm" svg:viewBox="0 0 193 142" svg:d="M0 0c65 0 128 0 193 0 0 48 0 94 0 142-65 0-128 0-193 0 0-48 0-94 0-142z"><text:p/></draw:path><draw:path draw:style-name="gr4" draw:text-style-name="P24" svg:width="0.224cm" svg:height="0.182cm" svg:x="-0.001cm" svg:y="0cm" svg:viewBox="0 0 225 183" svg:d="M101 24c15 0 30 0 45 0-14 62-18 79-18 106 0 6 0 18 4 33 5 18 8 20 15 20 9 0 17-7 17-16 0-2 0-3-2-9-12-30-12-58-12-67 0-23 2-46 7-67 17 0 32 0 48 0 5 0 20 0 20-14 0-10-8-10-17-10-46 0-92 0-139 0-9 0-25 0-43 19-14 17-26 36-26 38 2 2 0 4 6 4 2 0 4-1 6-5 20-32 46-32 54-32 7 0 14 0 23 0-14 50-36 100-53 137-4 6-4 8-4 11 0 7 8 11 12 11 14 0 16-12 22-28 5-19 5-19 11-40 7-30 15-61 24-91z"><text:p/></draw:path></draw:g></draw:g></text:span><text:span text:style-name="T1"><text:s/>= policy </text:span><text:span text:style-name="T1"><draw:g text:anchor-type="as-char" svg:y="-0.298cm" draw:z-index="5" draw:name="Shape4" draw:style-name="gr1"><svg:title>TexMaths</svg:title><svg:desc>12§display§f§svg§600§FALSE§</svg:desc><draw:g draw:style-name="gr2"><draw:path draw:style-name="gr3" draw:text-style-name="P23" svg:width="0.187cm" svg:height="0.339cm" svg:x="-0.001cm" svg:y="0.022cm" svg:viewBox="0 0 188 340" svg:d="M0 0c63 0 125 0 188 0 0 113 0 227 0 340-63 0-125 0-188 0 0-113 0-227 0-340z"><text:p/></draw:path><draw:path draw:style-name="gr4" draw:text-style-name="P24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12"><text:span text:style-name="T1"><draw:g text:anchor-type="as-char" svg:y="-0.307cm" draw:z-index="2" draw:name="Shape5" draw:style-name="gr1"><svg:title>TexMaths</svg:title><svg:desc>12§display§\mathcal{S}§svg§600§FALSE§</svg:desc><draw:g draw:style-name="gr2"><draw:path draw:style-name="gr3" draw:text-style-name="P23" svg:width="0.226cm" svg:height="0.262cm" svg:x="0.014cm" svg:y="0.022cm" svg:viewBox="0 0 227 263" svg:d="M0 0c76 0 151 0 227 0 0 88 0 175 0 263-76 0-151 0-227 0 0-88 0-175 0-263z"><text:p/></draw:path><draw:path draw:style-name="gr4" draw:text-style-name="P24" svg:width="0.262cm" svg:height="0.305cm" svg:x="0cm" svg:y="0cm" svg:viewBox="0 0 263 306" svg:d="M41 204c6-1 20-11 20-17 0-2-2-2-5-2-14 0-56 18-56 60 0 30 35 61 85 61 70 0 149-48 149-104 0-41-42-60-77-75-28-14-48-31-48-55 0-8 4-25 17-37 12-11 36-12 42-12 5 0 22 1 40 8 8 4 19 10 19 28 0 6 0 7-1 12-1 1-1 3-1 5s2 2 5 2c4 0 15-4 24-11 4-5 9-9 9-26 0-21-11-27-23-31-19-10-38-10-44-10-55 0-123 42-123 90 0 36 36 53 57 61 30 13 68 33 68 69 0 27-20 63-84 63-43 0-78-27-78-56 0-9 2-16 5-23z"><text:p/></draw:path></draw:g></draw:g></text:span><text:span text:style-name="T1"><text:s/>= states </text:span><text:span text:style-name="T1"><draw:g text:anchor-type="as-char" svg:y="-0.298cm" draw:z-index="6" draw:name="Shape6" draw:style-name="gr1"><svg:title>TexMaths</svg:title><svg:desc>12§display§f§svg§600§FALSE§</svg:desc><draw:g draw:style-name="gr2"><draw:path draw:style-name="gr3" draw:text-style-name="P23" svg:width="0.187cm" svg:height="0.339cm" svg:x="-0.001cm" svg:y="0.022cm" svg:viewBox="0 0 188 340" svg:d="M0 0c63 0 125 0 188 0 0 113 0 227 0 340-63 0-125 0-188 0 0-113 0-227 0-340z"><text:p/></draw:path><draw:path draw:style-name="gr4" draw:text-style-name="P24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12"><text:span text:style-name="T1"><draw:g text:anchor-type="as-char" svg:y="-0.295cm" draw:z-index="3" draw:name="Shape7" draw:style-name="gr1"><svg:title>TexMaths</svg:title><svg:desc>12§display§\mathcal{R}§svg§600§FALSE§</svg:desc><draw:g draw:style-name="gr2"><draw:path draw:style-name="gr3" draw:text-style-name="P23" svg:width="0.306cm" svg:height="0.251cm" svg:x="0.012cm" svg:y="0.02cm" svg:viewBox="0 0 307 252" svg:d="M0 0c102 0 205 0 307 0 0 84 0 168 0 252-102 0-205 0-307 0 0-84 0-168 0-252z"><text:p/></draw:path><draw:path draw:style-name="gr4" draw:text-style-name="P24" svg:width="0.341cm" svg:height="0.295cm" svg:x="-0.001cm" svg:y="0cm" svg:viewBox="0 0 342 296" svg:d="M162 23c79 0 99 20 99 48 0 25-19 76-87 78-21 0-35 14-35 19 0 3 1 3 2 3 17 3 26 12 47 61 19 44 30 64 54 64 52 0 100-52 100-62 0-2-4-2-5-2-5 0-22 6-30 18-7 10-16 23-37 23s-34-30-48-63c-9-21-17-37-27-48 62-21 102-66 102-109 0-53-70-53-132-53-42 0-66 0-100 16-57 24-65 58-65 62 0 2 2 4 5 4 6 0 17-6 19-9 10-6 11-8 13-15 6-17 18-33 71-35-3 26-6 65-20 126-12 47-28 92-46 138-2 4-2 5-2 6 0 3 3 3 4 3 9 0 26-10 30-18 2-3 54-122 67-255 6 0 14 0 21 0z"><text:p/></draw:path></draw:g></draw:g></text:span><text:span text:style-name="T1"><text:s/>= reward </text:span><text:span text:style-name="T1"><draw:g text:anchor-type="as-char" svg:y="-0.298cm" draw:z-index="7" draw:name="Shape8" draw:style-name="gr1"><svg:title>TexMaths</svg:title><svg:desc>12§display§f§svg§600§FALSE§</svg:desc><draw:g draw:style-name="gr2"><draw:path draw:style-name="gr3" draw:text-style-name="P23" svg:width="0.187cm" svg:height="0.339cm" svg:x="-0.001cm" svg:y="0.022cm" svg:viewBox="0 0 188 340" svg:d="M0 0c63 0 125 0 188 0 0 113 0 227 0 340-63 0-125 0-188 0 0-113 0-227 0-340z"><text:p/></draw:path><draw:path draw:style-name="gr4" draw:text-style-name="P24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13"><draw:g text:anchor-type="as-char" svg:y="-0.189cm" draw:z-index="13" draw:name="Shape9" draw:style-name="gr1"><svg:title>TexMaths</svg:title><svg:desc>12§display§\gamma§svg§600§FALSE§</svg:desc><draw:g draw:style-name="gr2"><draw:path draw:style-name="gr3" draw:text-style-name="P23" svg:width="0.183cm" svg:height="0.231cm" svg:x="0.013cm" svg:y="0.021cm" svg:viewBox="0 0 184 232" svg:d="M93 232c-32 0-62 0-93 0 0-77 0-155 0-232 61 0 123 0 184 0 0 77 0 155 0 232-30 0-61 0-91 0z"><text:p/></draw:path><draw:path draw:style-name="gr4" draw:text-style-name="P24" svg:width="0.219cm" svg:height="0.274cm" svg:x="-0.001cm" svg:y="-0.001cm" svg:viewBox="0 0 220 275" svg:d="M10 79c16-48 62-49 67-49 63 0 67 75 67 107 0 24-2 31-6 40-8 31-20 79-20 91 0 4 2 7 6 7 5 0 7-9 12-25 10-36 14-59 16-72 1-6 1-11 3-17 14-41 40-103 57-136 3-5 8-14 8-15 0-5-3-4-5-5-1 0-3 0-6 2-21 41-38 83-55 125 0-13 0-44-17-85-8-27-25-47-54-47-53 0-83 64-83 77 0 5 5 5 8 5 0-1 2-3 2-3z"><text:p/></draw:path></draw:g></draw:g><text:s/><text:span text:style-name="T3">= the discount rate</text:span></text:p>
        </text:list-item>
        <text:list-item>
          <text:p text:style-name="P13"><draw:g text:anchor-type="as-char" svg:y="-0.295cm" draw:z-index="14" draw:name="Shape10" draw:style-name="gr1"><svg:title>TexMaths</svg:title><svg:desc>12§display§k§svg§600§FALSE§</svg:desc><draw:g draw:style-name="gr2"><draw:path draw:style-name="gr3" draw:text-style-name="P23" svg:width="0.168cm" svg:height="0.251cm" svg:x="-0.001cm" svg:y="0.02cm" svg:viewBox="0 0 169 252" svg:d="M0 0c56 0 113 0 169 0 0 84 0 168 0 252-56 0-113 0-169 0 0-84 0-168 0-252z"><text:p/></draw:path><draw:path draw:style-name="gr4" draw:text-style-name="P24" svg:width="0.189cm" svg:height="0.295cm" svg:x="0cm" svg:y="0cm" svg:viewBox="0 0 190 296" svg:d="M98 5c-2-1 0-5-6-5-9 0-40 4-51 5-4 0-7 0-7 8 0 5 3 5 9 5 21 0 22 2 22 7-1 3-3 6-3 9-20 80-39 159-60 240-2 6-2 7-2 10 0 9 8 12 12 12 6 0 12-4 14-9 3-5 22-82 24-92 15 1 50 8 50 36 0 2 0 4-2 8-1 5-2 10-2 15 0 25 16 42 37 42 13 0 24-8 34-23 11-18 15-41 15-42 0-4-3-4-6-4s-3 1-4 7c-9 30-18 52-38 52-8 0-13-5-13-19 0-7 1-17 4-24 1-8 1-9 1-14 0-26-25-39-61-43 13-8 26-21 36-31 19-22 38-40 59-40 3 0 3 0 4 0 5 2 5 2 9 4 1 1 1 1 1 2-19 2-24 17-24 22 0 6 5 14 17 14 11 0 23-8 23-25 0-12-10-26-29-26-12 0-31 3-60 37-15 14-31 31-47 38 14-58 29-117 44-176z"><text:p/></draw:path></draw:g></draw:g><text:s/><text:span text:style-name="T3">= the number of horizons or repeats</text:span></text:p>
        </text:list-item>
        <text:list-item>
          <text:p text:style-name="P14"><draw:g text:anchor-type="as-char" svg:y="-0.295cm" draw:z-index="15" draw:name="Shape11" draw:style-name="gr1"><svg:title>TexMaths</svg:title><svg:desc>12§display§V§svg§600§FALSE§</svg:desc><draw:g draw:style-name="gr2"><draw:path draw:style-name="gr3" draw:text-style-name="P23" svg:width="0.279cm" svg:height="0.251cm" svg:x="-0.001cm" svg:y="0.02cm" svg:viewBox="0 0 280 252" svg:d="M0 0c93 0 187 0 280 0 0 84 0 168 0 252-93 0-187 0-280 0 0-84 0-168 0-252z"><text:p/></draw:path><draw:path draw:style-name="gr4" draw:text-style-name="P24" svg:width="0.298cm" svg:height="0.295cm" svg:x="0.001cm" svg:y="0cm" svg:viewBox="0 0 299 296" svg:d="M240 48c20-32 39-34 53-35 6 0 6-7 6-8 0-4-2-5-6-5-11 0-23 1-34 1-14 0-29-1-42-1-2 0-8 0-8 8 0 5 4 5 7 5 12 1 19 5 19 13s-6 16-6 17c-42 69-86 136-128 204-9-74-19-147-29-222 0-7 10-12 29-12 6 0 11 0 11-8 0-4-3-5-6-5-17 0-35 1-53 1-7 0-16 0-23 0s-16-1-23-1c-2 0-7 0-7 8 0 5 4 5 10 5 24 0 24 4 25 15 11 86 22 171 34 258 1 8 2 10 8 10 7 0 9-3 12-8 51-80 100-159 151-240z"><text:p/></draw:path></draw:g></draw:g><text:s/><text:span text:style-name="T4">= the value </text:span><text:span text:style-name="T1"><draw:g text:anchor-type="as-char" svg:y="-0.298cm" draw:z-index="16" draw:name="Shape12" draw:style-name="gr1"><svg:title>TexMaths</svg:title><svg:desc>12§display§f§svg§600§FALSE§</svg:desc><draw:g draw:style-name="gr2"><draw:path draw:style-name="gr3" draw:text-style-name="P23" svg:width="0.187cm" svg:height="0.339cm" svg:x="-0.001cm" svg:y="0.022cm" svg:viewBox="0 0 188 340" svg:d="M0 0c63 0 125 0 188 0 0 113 0 227 0 340-63 0-125 0-188 0 0-113 0-227 0-340z"><text:p/></draw:path><draw:path draw:style-name="gr4" draw:text-style-name="P24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14"><draw:g text:anchor-type="as-char" svg:y="-0.303cm" draw:z-index="17" draw:name="Shape13" draw:style-name="gr1"><svg:title>TexMaths</svg:title><svg:desc>12§display§\mathcal{Q}§svg§600§FALSE§</svg:desc><draw:g draw:style-name="gr2"><draw:path draw:style-name="gr3" draw:text-style-name="P23" svg:width="0.286cm" svg:height="0.303cm" svg:x="-0.001cm" svg:y="0.021cm" svg:viewBox="0 0 287 304" svg:d="M0 0c96 0 191 0 287 0 0 101 0 203 0 304-96 0-191 0-287 0 0-101 0-203 0-304z"><text:p/></draw:path><draw:path draw:style-name="gr4" draw:text-style-name="P24" svg:width="0.281cm" svg:height="0.346cm" svg:x="0.025cm" svg:y="0cm" svg:viewBox="0 0 282 347" svg:d="M46 283c-8 0-12 0-23 6-4 3-13 9-13 15 0 2 1 2 3 2 29 2 46 5 88 21 29 9 59 20 91 20 49 0 90-43 90-60 0-2-1-4-4-4-4 0-13 4-20 8-10 7-10 9-12 15-6 17-14 18-26 18-28 0-47-7-106-27 71-21 163-94 163-194 0-57-31-103-93-103-84 0-184 88-184 174 0 45 26 78 73 78 42 0 90-27 90-38 0-3-2-3-5-3-6 0-13 5-19 8-17 9-35 10-38 10-39 0-66-30-66-72 0-52 48-134 122-134 52 0 84 42 84 98 0 41-17 88-57 123-27 25-57 39-126 39-4 0-9 0-12 0z"><text:p/></draw:path></draw:g></draw:g><text:s/><text:span text:style-name="T4">= the Q </text:span><text:span text:style-name="T1"><draw:g text:anchor-type="as-char" svg:y="-0.298cm" draw:z-index="18" draw:name="Shape14" draw:style-name="gr1"><svg:title>TexMaths</svg:title><svg:desc>12§display§f§svg§600§FALSE§</svg:desc><draw:g draw:style-name="gr2"><draw:path draw:style-name="gr3" draw:text-style-name="P23" svg:width="0.187cm" svg:height="0.339cm" svg:x="-0.001cm" svg:y="0.022cm" svg:viewBox="0 0 188 340" svg:d="M0 0c63 0 125 0 188 0 0 113 0 227 0 340-63 0-125 0-188 0 0-113 0-227 0-340z"><text:p/></draw:path><draw:path draw:style-name="gr4" draw:text-style-name="P24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</text:list>
      <text:p text:style-name="P1">The agent has a policy <draw:g text:anchor-type="as-char" svg:y="-0.183cm" draw:z-index="8" draw:name="Shape15" draw:style-name="gr1"><svg:title>TexMaths</svg:title><svg:desc>12§display§\pi§svg§600§FALSE§</svg:desc><draw:g draw:style-name="gr2"><draw:path draw:style-name="gr3" draw:text-style-name="P23" svg:width="0.192cm" svg:height="0.141cm" svg:x="0.01cm" svg:y="0.02cm" svg:viewBox="0 0 193 142" svg:d="M0 0c65 0 128 0 193 0 0 48 0 94 0 142-65 0-128 0-193 0 0-48 0-94 0-142z"><text:p/></draw:path><draw:path draw:style-name="gr4" draw:text-style-name="P24" svg:width="0.224cm" svg:height="0.182cm" svg:x="-0.001cm" svg:y="0cm" svg:viewBox="0 0 225 183" svg:d="M101 24c15 0 30 0 45 0-14 62-18 79-18 106 0 6 0 18 4 33 5 18 8 20 15 20 9 0 17-7 17-16 0-2 0-3-2-9-12-30-12-58-12-67 0-23 2-46 7-67 17 0 32 0 48 0 5 0 20 0 20-14 0-10-8-10-17-10-46 0-92 0-139 0-9 0-25 0-43 19-14 17-26 36-26 38 2 2 0 4 6 4 2 0 4-1 6-5 20-32 46-32 54-32 7 0 14 0 23 0-14 50-36 100-53 137-4 6-4 8-4 11 0 7 8 11 12 11 14 0 16-12 22-28 5-19 5-19 11-40 7-30 15-61 24-91z"><text:p/></draw:path></draw:g></draw:g>, it aims to maximise the cumulative reward <draw:g text:anchor-type="as-char" svg:y="-0.295cm" draw:z-index="9" draw:name="Shape16" draw:style-name="gr1"><svg:title>TexMaths</svg:title><svg:desc>12§display§\mathcal{R}§svg§600§FALSE§</svg:desc><draw:g draw:style-name="gr2"><draw:path draw:style-name="gr3" draw:text-style-name="P23" svg:width="0.306cm" svg:height="0.251cm" svg:x="0.012cm" svg:y="0.02cm" svg:viewBox="0 0 307 252" svg:d="M0 0c102 0 205 0 307 0 0 84 0 168 0 252-102 0-205 0-307 0 0-84 0-168 0-252z"><text:p/></draw:path><draw:path draw:style-name="gr4" draw:text-style-name="P24" svg:width="0.341cm" svg:height="0.295cm" svg:x="-0.001cm" svg:y="0cm" svg:viewBox="0 0 342 296" svg:d="M162 23c79 0 99 20 99 48 0 25-19 76-87 78-21 0-35 14-35 19 0 3 1 3 2 3 17 3 26 12 47 61 19 44 30 64 54 64 52 0 100-52 100-62 0-2-4-2-5-2-5 0-22 6-30 18-7 10-16 23-37 23s-34-30-48-63c-9-21-17-37-27-48 62-21 102-66 102-109 0-53-70-53-132-53-42 0-66 0-100 16-57 24-65 58-65 62 0 2 2 4 5 4 6 0 17-6 19-9 10-6 11-8 13-15 6-17 18-33 71-35-3 26-6 65-20 126-12 47-28 92-46 138-2 4-2 5-2 6 0 3 3 3 4 3 9 0 26-10 30-18 2-3 54-122 67-255 6 0 14 0 21 0z"><text:p/></draw:path></draw:g></draw:g><text:s/>(making it optimal). <text:span text:style-name="T2">The idea is that if you use a probabilistic environment, you’ll eventually learn the optimal policy.</text:span></text:p>
      <text:p text:style-name="P1">These functions can be multi-valued and <text:span text:style-name="T2">are generally</text:span> expressed as probability distributions:</text:p>
      <text:list xml:id="list2785827516" text:style-name="L2">
        <text:list-item>
          <text:p text:style-name="P16"><draw:g text:anchor-type="as-char" svg:y="-0.314cm" draw:z-index="10" draw:name="Shape17" draw:style-name="gr1"><svg:title>TexMaths</svg:title><svg:desc>12§display§\delta(s_{t+1} = s|s_{t}, a_t)§svg§600§FALSE§</svg:desc><draw:g draw:style-name="gr2"><draw:path draw:style-name="gr3" draw:text-style-name="P23" svg:width="2.998cm" svg:height="0.375cm" svg:x="0.002cm" svg:y="0.022cm" svg:viewBox="0 0 2999 376" svg:d="M0 0c1000 0 2000 0 2999 0 0 125 0 251 0 376-999 0-1999 0-2999 0 0-125 0-251 0-376z"><text:p/></draw:path><draw:path draw:style-name="gr4" draw:text-style-name="P24" svg:width="0.172cm" svg:height="0.302cm" svg:x="-0.001cm" svg:y="0.017cm" svg:viewBox="0 0 173 303" svg:d="M94 115c-53 12-94 68-94 117 0 40 26 71 66 71 49 0 85-66 85-124 0-37-18-59-31-78-16-18-41-51-41-69 0-9 9-19 23-19 13 0 22 5 30 11 8 5 17 11 24 11 11 0 17-10 17-17 0-10-7-11-22-13-23-5-29-5-35-5-33 0-48 18-48 43 0 23 12 46 26 72zM98 124c11 19 23 42 23 72 0 28-15 97-55 97-23 0-40-18-40-49 0-26 16-105 72-120z"><text:p/></draw:path><draw:path draw:style-name="gr4" draw:text-style-name="P24" svg:width="0.097cm" svg:height="0.419cm" svg:x="0.226cm" svg:y="0cm" svg:viewBox="0 0 98 420" svg:d="M98 415c0-2 0-2-7-9-53-53-66-132-66-196 0-73 16-146 67-199 6-5 6-5 6-7 0-3-2-4-4-4-4 0-42 29-68 82-21 47-26 93-26 128 0 32 5 83 28 130 25 52 62 80 66 80 2 0 4-2 4-5z"><text:p/></draw:path><draw:path draw:style-name="gr4" draw:text-style-name="P24" svg:width="0.155cm" svg:height="0.189cm" svg:x="0.37cm" svg:y="0.13cm" svg:viewBox="0 0 156 190" svg:d="M143 29c-11 0-19 9-19 18 0 6 2 13 12 13 8 0 20-7 20-24 0-19-19-36-50-36-57 0-72 42-72 61 0 33 31 39 44 42 22 4 43 9 43 32 0 10-9 47-60 47-6 0-38 0-48-23 16 2 27-11 27-22s-8-16-16-16c-11 0-24 10-24 28 0 24 24 41 61 41 67 0 84-51 84-70 0-14-8-25-13-30-11-12-23-14-42-18-16-3-32-6-32-25 0-12 10-39 48-39 10 0 31 4 37 21z"><text:p/></draw:path><draw:path draw:style-name="gr4" draw:text-style-name="P24" svg:width="0.099cm" svg:height="0.185cm" svg:x="0.558cm" svg:y="0.195cm" svg:viewBox="0 0 100 186" svg:d="M60 67c10 0 20 0 30 0 6 0 10 0 10-6 0-5-4-5-9-5-9 0-19 0-29 0 4-14 8-28 11-43 1-1 1-2 1-3 0-6-3-10-9-10-7 0-12 5-15 12-1 8 3-6-10 44-10 0-21 0-30 0-6 0-10 0-10 8 0 3 4 3 8 3 10 0 20 0 29 0-6 23-12 46-18 70-1 7-3 18-3 22 0 18 14 27 31 27 32 0 51-41 51-44 0-4-3-3-4-4-4 0-4 0-6 5-9 19-24 36-40 36-7 0-11-5-11-14 0-4 1-10 1-12 8-29 15-58 22-86z"><text:p/></draw:path><draw:path draw:style-name="gr4" draw:text-style-name="P24" svg:width="0.216cm" svg:height="0.215cm" svg:x="0.694cm" svg:y="0.196cm" svg:viewBox="0 0 217 216" svg:d="M116 117c30 0 60 0 90 0 4 0 11 0 11-8 0-7-7-7-11-7-30 0-60 0-90 0 0-31 0-61 0-91 0-4 0-11-7-11s-7 7-7 11c0 30 0 60 0 91-30 0-61 0-91 0-4 0-11 0-11 7 0 8 7 8 11 8 30 0 61 0 91 0 0 30 0 60 0 90 0 3 0 9 7 9s7-6 7-9c0-30 0-60 0-90z"><text:p/></draw:path><draw:path draw:style-name="gr4" draw:text-style-name="P24" svg:width="0.107cm" svg:height="0.195cm" svg:x="0.964cm" svg:y="0.183cm" svg:viewBox="0 0 108 196" svg:d="M67 8c0-7-1-8-9-8-18 19-46 19-58 19 0 4 0 7 0 11 7 0 26 0 43-8 0 49 0 99 0 150 0 10 0 13-30 13-3 0-7 0-11 0 0 4 0 7 0 11 5 0 42-1 53-1 9 0 46 1 53 1 0-4 0-7 0-11-4 0-8 0-12 0-29 0-29-3-29-13 0-55 0-109 0-164z"><text:p/></draw:path><draw:path draw:style-name="gr4" draw:text-style-name="P24" svg:width="0.28cm" svg:height="0.098cm" svg:x="1.262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24" svg:width="0.154cm" svg:height="0.189cm" svg:x="1.704cm" svg:y="0.13cm" svg:viewBox="0 0 155 190" svg:d="M143 29c-12 0-21 9-21 18 0 6 4 13 14 13 9 0 19-7 19-24 0-19-18-36-51-36-55 0-70 42-70 61 0 33 31 39 43 42 21 4 43 9 43 32 0 10-10 47-60 47-6 0-38 0-48-23 17 2 26-11 26-22s-6-16-15-16c-11 0-23 10-23 28 0 24 24 41 60 41 68 0 85-51 85-70 0-14-8-25-13-30-12-12-24-14-42-18-16-3-32-6-32-25 0-12 9-39 46-39 11 0 32 4 39 21z"><text:p/></draw:path><draw:path draw:style-name="gr4" draw:text-style-name="P24" svg:width="0.016cm" svg:height="0.419cm" svg:x="1.93cm" svg:y="0cm" svg:viewBox="0 0 17 420" svg:d="M17 16c0-9 0-16-9-16-8 0-8 7-8 16 0 129 0 258 0 388 0 8 0 16 8 16 9 0 9-8 9-16 0-130 0-259 0-388z"><text:p/></draw:path><draw:path draw:style-name="gr4" draw:text-style-name="P24" svg:width="0.154cm" svg:height="0.189cm" svg:x="2.019cm" svg:y="0.13cm" svg:viewBox="0 0 155 190" svg:d="M143 29c-12 0-21 9-21 18 0 6 4 13 14 13 9 0 19-7 19-24 0-19-18-36-51-36-55 0-70 42-70 61 0 33 31 39 43 42 21 4 44 9 44 32 0 10-9 47-60 47-6 0-38 0-49-23 17 2 28-11 28-22s-8-16-16-16c-12 0-24 10-24 28 0 24 24 41 60 41 68 0 85-51 85-70 0-14-8-25-13-30-12-12-24-14-42-18-16-3-32-6-32-25 0-12 9-39 46-39 11 0 33 4 39 21z"><text:p/></draw:path><draw:path draw:style-name="gr4" draw:text-style-name="P24" svg:width="0.099cm" svg:height="0.185cm" svg:x="2.207cm" svg:y="0.195cm" svg:viewBox="0 0 100 186" svg:d="M60 67c10 0 20 0 30 0 6 0 10 0 10-6 0-5-4-5-10-5-10 0-18 0-28 0 4-14 8-28 11-43 0-1 1-2 1-3 0-6-4-10-10-10-8 0-11 5-14 12-2 8 2-6-10 44-10 0-21 0-30 0-6 0-10 0-10 8 0 3 4 3 8 3 10 0 18 0 28 0-6 23-11 46-17 70-2 7-5 18-5 22 0 18 15 27 32 27 33 0 51-41 51-44 0-4-3-4-5-4-3 0-3 0-6 5-8 19-22 36-39 36-6 0-10-5-10-14 0-4 1-10 1-12 8-29 15-58 22-86z"><text:p/></draw:path><draw:path draw:style-name="gr4" draw:text-style-name="P24" svg:width="0.048cm" svg:height="0.125cm" svg:x="2.379cm" svg:y="0.269cm" svg:viewBox="0 0 49 126" svg:d="M49 44c0-27-9-44-26-44-15 0-23 11-23 23 0 11 8 23 23 23 5 0 11-3 14-6 1-2 1-2 3-2 0 3 1 0 1 6 0 32-16 57-29 71-5 4-5 5-5 6 0 4 3 5 4 5 5 0 38-32 38-82z"><text:p/></draw:path><draw:path draw:style-name="gr4" draw:text-style-name="P24" svg:width="0.192cm" svg:height="0.189cm" svg:x="2.547cm" svg:y="0.13cm" svg:viewBox="0 0 193 190" svg:d="M140 26c-7-15-19-26-38-26-49 0-102 61-102 123 0 39 23 67 56 67 9 0 29-1 56-31 2 18 18 31 38 31 14 0 24-10 31-23 6-16 12-41 12-42 0-4-3-4-5-4-4 0-4 2-6 8-7 27-14 53-32 53-11 0-12-11-12-20s0-13 5-31 6-23 9-38c5-21 11-40 16-59 2-12 2-12 2-15 0-7-4-11-12-11-10 0-16 10-18 18zM113 136c-1 7-1 8-9 15-18 23-36 31-46 31-22 0-28-25-28-40 0-22 13-73 23-93 13-25 32-41 49-41 28 0 34 35 34 38 0 2-2 4-2 7-7 28-14 55-21 83z"><text:p/></draw:path><draw:path draw:style-name="gr4" draw:text-style-name="P24" svg:width="0.099cm" svg:height="0.185cm" svg:x="2.765cm" svg:y="0.195cm" svg:viewBox="0 0 100 186" svg:d="M60 67c10 0 20 0 30 0 6 0 10 0 10-6 0-5-4-5-9-5-9 0-18 0-27 0 3-14 7-28 10-43 0-1 0-2 0-3 0-6-3-10-9-10-7 0-12 5-15 12-1 8 3-6-10 44-10 0-21 0-30 0-6 0-10 0-10 8 0 3 4 3 10 3 9 0 18 0 27 0-6 23-12 46-18 70-1 7-3 18-3 22 0 18 14 27 31 27 32 0 51-41 51-44 0-4-3-4-4-4-4 0-4 0-6 5-9 19-24 36-40 36-6 0-11-5-11-14 0-4 1-10 3-12 7-29 13-58 20-86z"><text:p/></draw:path><draw:path draw:style-name="gr4" draw:text-style-name="P24" svg:width="0.096cm" svg:height="0.419cm" svg:x="2.926cm" svg:y="0cm" svg:viewBox="0 0 97 420" svg:d="M97 210c0-32-5-84-27-131-26-51-62-79-66-79-3 0-4 1-4 4 0 2 0 2 7 10 42 41 66 109 66 196 0 71-15 145-68 199-5 4-5 4-5 6 0 3 1 5 4 5 4 0 42-29 67-82 21-47 26-94 26-128z"><text:p/></draw:path></draw:g></draw:g></text:p>
        </text:list-item>
        <text:list-item>
          <text:p text:style-name="P16"><draw:g text:anchor-type="as-char" svg:y="-0.314cm" draw:z-index="11" draw:name="Shape18" draw:style-name="gr1"><svg:title>TexMaths</svg:title><svg:desc>12§display§\mathcal{R}(r_1 = r | s_{t}, a_t)§svg§600§FALSE§</svg:desc><draw:g draw:style-name="gr2"><draw:path draw:style-name="gr3" draw:text-style-name="P23" svg:width="2.763cm" svg:height="0.376cm" svg:x="0.011cm" svg:y="0.021cm" svg:viewBox="0 0 2764 377" svg:d="M1383 377c-462 0-922 0-1383 0 0-126 0-251 0-377 921 0 1843 0 2764 0 0 126 0 251 0 377-461 0-921 0-1381 0z"><text:p/></draw:path><draw:path draw:style-name="gr4" draw:text-style-name="P24" svg:width="0.342cm" svg:height="0.295cm" svg:x="-0.001cm" svg:y="0.028cm" svg:viewBox="0 0 343 296" svg:d="M162 23c80 0 102 19 102 48 0 25-20 76-90 78-20 1-35 16-35 20 0 3 1 2 1 3 18 3 27 12 48 60 21 44 32 64 56 64 51 0 99-52 99-62 0-2-2-2-5-2-4 0-20 5-30 18-6 10-15 23-36 23s-34-30-49-63c-9-20-17-36-26-48 61-21 102-66 102-109 0-53-71-53-135-53-42 0-64 0-100 14-57 26-64 61-64 64s1 4 4 4c7 0 16-6 20-9 8-6 10-8 12-17 6-16 18-31 71-33-3 25-6 65-21 126-10 47-26 93-45 138-1 4-1 4-1 5 0 4 2 4 3 4 9 0 27-11 31-18 2-3 54-121 68-255 7 0 13 0 20 0z"><text:p/></draw:path><draw:path draw:style-name="gr4" draw:text-style-name="P24" svg:width="0.096cm" svg:height="0.42cm" svg:x="0.389cm" svg:y="-0.001cm" svg:viewBox="0 0 97 421" svg:d="M97 416c0-1 0-1-7-9-53-54-66-133-66-195 0-75 17-148 68-200 5-6 5-6 5-7 0-4-1-5-3-5-5 0-42 29-68 83-21 46-26 92-26 129 0 31 5 81 28 129 25 52 61 80 66 80 2 0 3-1 3-5z"><text:p/></draw:path><draw:path draw:style-name="gr4" draw:text-style-name="P24" svg:width="0.171cm" svg:height="0.19cm" svg:x="0.523cm" svg:y="0.129cm" svg:viewBox="0 0 172 191" svg:d="M25 161c-1 7-5 17-5 19 0 8 6 11 14 11 4 0 12-3 15-12 0-1 15-59 17-66 2-14 11-43 13-55 1-5 13-26 24-35 3-3 16-13 34-13 11 0 11 3 17 4-12 3-22 12-22 23 0 7 5 16 17 16 11 0 23-10 23-25s-14-28-35-28c-28 0-47 20-54 32-4-19-19-32-39-32-19 0-27 17-31 24-8 14-13 40-13 41 0 5 4 5 5 5 5 0 5-1 7-10 7-30 16-50 31-50 7 0 13 3 13 19 0 8-1 13-7 35-8 32-15 65-24 97z"><text:p/></draw:path><draw:path draw:style-name="gr4" draw:text-style-name="P24" svg:width="0.107cm" svg:height="0.195cm" svg:x="0.733cm" svg:y="0.183cm" svg:viewBox="0 0 108 196" svg:d="M67 8c0-8-1-8-9-8-20 18-46 18-58 18 0 4 0 7 0 11 7 0 26 0 43-9 0 51 0 101 0 152 0 10 0 13-30 13-3 0-7 0-11 0 0 4 0 7 0 11 5-1 41-1 52-1 10 0 47 0 54 1 0-4 0-7 0-11-4 0-8 0-12 0-29 0-29-3-29-13 0-55 0-109 0-164z"><text:p/></draw:path><draw:path draw:style-name="gr4" draw:text-style-name="P24" svg:width="0.28cm" svg:height="0.099cm" svg:x="1.031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24" svg:width="0.172cm" svg:height="0.19cm" svg:x="1.462cm" svg:y="0.129cm" svg:viewBox="0 0 173 191" svg:d="M25 161c-1 7-3 17-3 19 0 8 6 11 12 11 4 0 13-3 15-12 1-1 16-59 17-66 4-14 11-43 14-55 2-5 14-26 23-35 4-3 16-13 34-13 11 0 12 3 18 4-12 3-22 12-22 23 0 7 4 16 16 16 11 0 24-10 24-25s-15-28-36-28c-27 0-46 20-54 32-3-19-18-32-39-32-19 0-26 17-31 24-7 14-13 40-13 41 0 5 5 5 6 5 4 0 5-1 7-10 7-30 16-50 30-50 7 0 13 3 13 19 0 8-1 13-6 35-8 32-16 65-25 97z"><text:p/></draw:path><draw:path draw:style-name="gr4" draw:text-style-name="P24" svg:width="0.016cm" svg:height="0.42cm" svg:x="1.702cm" svg:y="-0.001cm" svg:viewBox="0 0 17 421" svg:d="M17 16c0-8 0-16-9-16-8 0-8 8-8 16 0 129 0 259 0 389 0 7 0 16 8 16 9 0 9-9 9-16 0-130 0-260 0-389z"><text:p/></draw:path><draw:path draw:style-name="gr4" draw:text-style-name="P24" svg:width="0.155cm" svg:height="0.19cm" svg:x="1.791cm" svg:y="0.129cm" svg:viewBox="0 0 156 191" svg:d="M144 29c-12 0-20 9-20 19 0 6 3 12 13 12 8 0 19-7 19-24 0-18-18-36-50-36-56 0-71 43-71 61 0 34 31 40 43 42 22 5 43 9 43 33 0 11-9 46-60 46-6 0-38 0-48-22 16 1 27-11 27-23 0-10-6-14-16-14-11 0-24 8-24 27 0 24 24 41 61 41 69 0 84-50 84-70 0-15-7-26-13-31-11-12-23-13-42-18-14-2-31-6-31-25 0-12 9-37 47-37 10 0 31 2 38 19z"><text:p/></draw:path><draw:path draw:style-name="gr4" draw:text-style-name="P24" svg:width="0.099cm" svg:height="0.187cm" svg:x="1.98cm" svg:y="0.194cm" svg:viewBox="0 0 100 188" svg:d="M60 69c10 0 20 0 30 0 6 0 10 0 10-8 0-3-4-3-9-3-9 0-18 0-27 0 3-15 7-29 10-44 0-2 0-3 0-4 0-5-3-10-9-10-7 0-12 6-13 13-3 7 1-7-12 45-10 0-21 0-30 0-6 0-10 0-10 6 0 5 4 5 10 5 9 0 18 0 27 0-6 22-12 45-18 69-1 7-3 18-3 22 0 17 14 28 31 28 32 0 51-41 51-45 0-5-3-5-4-5-4 0-4 1-6 6-9 19-24 35-40 35-6 0-11-4-11-14 0-3 1-9 3-12 7-29 13-57 20-84z"><text:p/></draw:path><draw:path draw:style-name="gr4" draw:text-style-name="P24" svg:width="0.048cm" svg:height="0.125cm" svg:x="2.152cm" svg:y="0.269cm" svg:viewBox="0 0 49 126" svg:d="M49 44c0-27-11-44-27-44-14 0-22 11-22 23 0 11 8 21 22 21 6 0 10-1 15-4 1-2 1-2 3-2 0 3 0 0 0 6 0 32-15 57-29 70-5 5-5 6-5 7 0 3 2 5 5 5 5 0 38-32 38-82z"><text:p/></draw:path><draw:path draw:style-name="gr4" draw:text-style-name="P24" svg:width="0.192cm" svg:height="0.19cm" svg:x="2.32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24" svg:width="0.099cm" svg:height="0.187cm" svg:x="2.539cm" svg:y="0.194cm" svg:viewBox="0 0 100 188" svg:d="M60 69c10 0 20 0 30 0 6 0 10 0 10-8 0-3-4-3-9-3-9 0-19 0-29 0 4-15 8-29 11-44 1-2 1-3 1-4 0-5-3-10-9-10-7 0-12 6-15 13-2 7 3-7-10 45-10 0-21 0-30 0-6 0-10 0-10 6 0 5 4 5 8 5 10 0 20 0 29 0-6 22-12 45-18 69-1 7-5 18-5 22 0 17 16 28 33 28 32 0 51-41 51-45 0-5-3-4-4-5-4 0-5 1-8 6-7 19-22 35-39 35-6 0-10-4-10-14 0-3 1-9 1-12 8-29 15-57 22-84z"><text:p/></draw:path><draw:path draw:style-name="gr4" draw:text-style-name="P24" svg:width="0.097cm" svg:height="0.42cm" svg:x="2.698cm" svg:y="-0.001cm" svg:viewBox="0 0 98 421" svg:d="M98 212c0-34-4-85-27-133-25-51-63-79-66-79s-5 2-5 5c0 1 0 1 8 9 41 41 65 109 65 198 0 69-15 144-67 197-6 6-6 6-6 7 0 2 2 5 5 5s42-29 67-83c22-46 26-93 26-126z"><text:p/></draw:path></draw:g></draw:g></text:p>
        </text:list-item>
        <text:list-item>
          <text:p text:style-name="P16"><draw:g text:anchor-type="as-char" svg:y="-0.314cm" draw:z-index="12" draw:name="Shape19" draw:style-name="gr1"><svg:title>TexMaths</svg:title><svg:desc>12§display§\pi(a_t = a | s_t)§svg§600§FALSE§</svg:desc><draw:g draw:style-name="gr2"><draw:path draw:style-name="gr3" draw:text-style-name="P23" svg:width="2.116cm" svg:height="0.376cm" svg:x="0.008cm" svg:y="0.021cm" svg:viewBox="0 0 2117 377" svg:d="M1059 377c-353 0-706 0-1059 0 0-126 0-251 0-377 706 0 1411 0 2117 0 0 126 0 251 0 377-353 0-706 0-1058 0z"><text:p/></draw:path><draw:path draw:style-name="gr4" draw:text-style-name="P24" svg:width="0.226cm" svg:height="0.185cm" svg:x="-0.001cm" svg:y="0.133cm" svg:viewBox="0 0 227 186" svg:d="M100 24c15 0 32 0 48 0-15 63-18 81-18 109 0 6 0 18 3 32 5 19 9 21 16 21 8 0 17-7 17-15 0-3 0-4-3-10-12-30-12-58-12-70 0-21 3-44 7-67 16 0 33 0 48 0 6 0 21 0 21-14 0-10-9-10-17-10-47 0-94 0-140 0-10 0-26 0-45 20-14 16-25 35-25 38 1 1 0 5 5 5 3 0 3-3 7-7 20-32 44-32 53-32 8 0 15 0 24 0-13 52-36 102-54 141-4 6-4 7-4 10 0 8 7 11 13 11 12 0 16-12 21-27 6-20 6-21 12-41 7-31 15-63 23-94z"><text:p/></draw:path><draw:path draw:style-name="gr4" draw:text-style-name="P24" svg:width="0.096cm" svg:height="0.42cm" svg:x="0.284cm" svg:y="-0.001cm" svg:viewBox="0 0 97 421" svg:d="M97 416c0-1 0-1-7-9-53-54-66-133-66-197 0-73 17-146 68-198 5-6 5-6 5-7 0-4-1-5-3-5-5 0-42 29-68 83-21 46-26 92-26 127 0 33 5 83 28 131 25 52 61 80 66 80 2 0 3-1 3-5z"><text:p/></draw:path><draw:path draw:style-name="gr4" draw:text-style-name="P24" svg:width="0.192cm" svg:height="0.19cm" svg:x="0.424cm" svg:y="0.129cm" svg:viewBox="0 0 193 191" svg:d="M140 28c-8-16-20-28-39-28-49 0-101 63-101 124 0 39 23 67 56 67 9 0 29-1 54-31 4 17 18 31 39 31 14 0 25-9 31-23 7-15 13-41 13-42 0-3-3-3-6-3s-3 1-5 7c-7 27-15 52-32 52-12 0-13-11-13-20s1-12 6-31c5-18 5-22 9-37 5-19 10-40 15-59 3-12 3-13 3-15 0-7-6-12-12-12-10 0-16 10-18 20zM113 136c-3 8-3 8-9 15-19 24-36 31-48 31-20 0-26-23-26-40 0-21 13-72 23-92 13-25 32-40 49-40 28 0 34 34 34 37 0 2-2 5-3 7-7 27-13 54-20 82z"><text:p/></draw:path><draw:path draw:style-name="gr4" draw:text-style-name="P24" svg:width="0.099cm" svg:height="0.187cm" svg:x="0.642cm" svg:y="0.194cm" svg:viewBox="0 0 100 188" svg:d="M60 69c10 0 20 0 30 0 6 0 10 0 10-8 0-3-4-3-9-3-9 0-19 0-29 0 4-15 8-29 11-44 0-2 1-3 1-4 0-5-3-10-9-10-9 0-12 6-15 13-2 7 3-7-10 45-10 0-21 0-30 0-6 0-10 0-10 6 0 5 4 5 8 5 10 0 20 0 29 0-6 22-12 45-18 69-1 7-5 18-5 22 0 17 16 28 33 28 32 0 50-41 50-45 0-5-3-5-5-5s-3 1-6 6c-8 19-22 35-39 35-6 0-10-4-10-14 0-3 1-9 1-12 8-29 15-57 22-84z"><text:p/></draw:path><draw:path draw:style-name="gr4" draw:text-style-name="P24" svg:width="0.28cm" svg:height="0.099cm" svg:x="0.918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24" svg:width="0.192cm" svg:height="0.19cm" svg:x="1.356cm" svg:y="0.129cm" svg:viewBox="0 0 193 191" svg:d="M140 28c-8-16-20-28-39-28-49 0-101 63-101 124 0 39 23 67 55 67 9 0 30-1 55-31 4 17 18 31 39 31 14 0 24-9 31-23 7-15 13-41 13-42 0-3-5-3-6-3-3 0-5 1-6 7-7 27-14 52-31 52-12 0-13-11-13-20s1-12 6-31c5-18 5-22 8-37 5-19 11-40 16-59 3-12 3-13 3-15 0-7-6-12-13-12-9 0-15 10-17 20zM113 136c-3 8-3 8-9 15-19 24-36 31-48 31-21 0-26-23-26-40 0-21 13-72 23-92 13-25 32-40 49-40 26 0 32 34 32 37 0 2 0 5-1 7-7 27-13 54-20 82z"><text:p/></draw:path><draw:path draw:style-name="gr4" draw:text-style-name="P24" svg:width="0.016cm" svg:height="0.42cm" svg:x="1.612cm" svg:y="-0.001cm" svg:viewBox="0 0 17 421" svg:d="M17 16c0-8 0-16-9-16-8 0-8 8-8 16 0 129 0 259 0 389 0 7 0 16 8 16 9 0 9-9 9-16 0-130 0-260 0-389z"><text:p/></draw:path><draw:path draw:style-name="gr4" draw:text-style-name="P24" svg:width="0.154cm" svg:height="0.19cm" svg:x="1.701cm" svg:y="0.129cm" svg:viewBox="0 0 155 191" svg:d="M143 29c-12 0-21 9-21 19 0 6 4 12 14 12 8 0 19-7 19-24 0-18-18-36-49-36-57 0-72 43-72 61 0 34 31 40 43 42 23 5 44 9 44 33 0 11-9 46-60 46-6 0-38 0-48-22 16 1 27-11 27-23 0-10-8-14-16-14-11 0-24 8-24 27 0 24 24 41 60 41 68 0 85-50 85-70 0-15-8-26-13-31-11-12-24-13-42-18-16-2-32-6-32-25 0-12 10-37 48-37 9 0 31 2 37 19z"><text:p/></draw:path><draw:path draw:style-name="gr4" draw:text-style-name="P24" svg:width="0.099cm" svg:height="0.187cm" svg:x="1.889cm" svg:y="0.194cm" svg:viewBox="0 0 100 188" svg:d="M60 69c10 0 20 0 30 0 6 0 10 0 10-8 0-3-4-3-9-3-9 0-19 0-29 0 4-15 8-29 11-44 1-2 1-3 1-4 0-5-3-10-9-10-7 0-12 6-15 13-2 7 3-7-10 45-10 0-21 0-30 0-6 0-10 0-10 6 0 5 4 5 8 5 10 0 20 0 29 0-6 22-12 45-18 69-1 7-5 18-5 22 0 17 16 28 33 28 32 0 51-41 51-45 0-5-3-4-4-5-4 0-5 1-8 6-7 19-22 35-39 35-6 0-10-4-10-14 0-3 1-9 1-12 8-29 15-57 22-84z"><text:p/></draw:path><draw:path draw:style-name="gr4" draw:text-style-name="P24" svg:width="0.097cm" svg:height="0.42cm" svg:x="2.049cm" svg:y="-0.001cm" svg:viewBox="0 0 98 421" svg:d="M98 210c0-32-4-83-27-131-25-51-63-79-66-79s-5 2-5 5c0 1 0 1 8 9 41 41 65 109 65 196 0 71-15 146-67 199-6 6-6 6-6 7 0 2 2 5 5 5s42-29 67-83c22-46 26-93 26-128z"><text:p/></draw:path></draw:g></draw:g></text:p>
        </text:list-item>
      </text:list>
      <text:p text:style-name="P5">The other key point is that the value of a dollar today is greater than the same amount in the future.</text:p>
      <text:p text:style-name="P2"/>
      <text:h text:style-name="Heading_20_3" text:outline-level="3"><text:span text:style-name="T5">The value function</text:span>:</text:h>
      <text:p text:style-name="P7"/>
      <text:h text:style-name="Heading_20_3" text:outline-level="3"><text:span text:style-name="T6">Temporal Difference (</text:span><text:span text:style-name="T5">TD</text:span><text:span text:style-name="T6">)</text:span><text:span text:style-name="T5"> Learning</text:span>:</text:h>
      <text:p text:style-name="P7"/>
      <text:h text:style-name="Heading_20_3" text:outline-level="3"><text:span text:style-name="T6">T</text:span><text:span text:style-name="T5">he Q function</text:span>:</text:h>
      <text:p text:style-name="P7"/>
      <text:h text:style-name="Heading_20_3" text:outline-level="3"><text:span text:style-name="T5">Q-Learning</text:span>:</text:h>
      <text:p text:style-name="P8"><text:span text:style-name="T7">W</text:span>ith Q learning I have estimates of … and I iteratively improve it.</text:p>
      <text:p text:style-name="P9">The Q learning works whether or not we know the world model or the transition function</text:p>
      <text:p text:style-name="P9">in some learning approaches we need to know the world model</text:p>
      <text:p text:style-name="P9"/>
      <text:h text:style-name="Heading_20_3" text:outline-level="3"><text:soft-page-break/><text:span text:style-name="T5">Policy learning</text:span>: </text:h>
      <text:p text:style-name="P10">a class of reinforcement learning algorithms which do not optimise a value function but instead try to optimise the policy itself.</text:p>
      <text:list xml:id="list3472996930" text:style-name="L3">
        <text:list-item>
          <text:p text:style-name="P15"><draw:g text:anchor-type="as-char" svg:y="-0.302cm" draw:z-index="23" draw:name="Shape20" draw:style-name="gr1"><svg:title>TexMaths</svg:title><svg:desc>12§display§\pi_{\theta}: \mathcal{S} \to \mathcal{A}§svg§600§FALSE§</svg:desc><draw:g draw:style-name="gr2"><draw:path draw:style-name="gr3" draw:text-style-name="P23" svg:width="2.015cm" svg:height="0.325cm" svg:x="0.01cm" svg:y="0.02cm" svg:viewBox="0 0 2016 326" svg:d="M0 0c672 0 1345 0 2016 0 0 108 0 217 0 326-671 0-1344 0-2016 0 0-109 0-218 0-326z"><text:p/></draw:path><draw:path draw:style-name="gr4" draw:text-style-name="P24" svg:width="0.227cm" svg:height="0.184cm" svg:x="-0.001cm" svg:y="0.122cm" svg:viewBox="0 0 228 185" svg:d="M101 24c15 0 32 0 48 0-15 62-18 80-18 109 0 6 0 17 3 32 4 19 9 20 16 20 8 0 17-6 17-14 0-4 0-4-3-10-12-30-12-58-12-70 0-23 3-44 8-67 15 0 32 0 47 0 6 0 21 0 21-14 0-10-9-10-17-10-47 0-95 0-141 0-9 0-26 0-44 19-14 17-26 36-26 39 2 1 0 3 6 3 4 0 4-1 6-5 22-32 46-32 54-32s16 0 24 0c-13 52-36 102-54 141-4 6-4 7-4 9 0 9 8 11 12 11 14 0 17-11 22-26 6-20 6-21 11-41 8-32 15-63 24-94z"><text:p/></draw:path><draw:path draw:style-name="gr4" draw:text-style-name="P24" svg:width="0.131cm" svg:height="0.208cm" svg:x="0.247cm" svg:y="0.16cm" svg:viewBox="0 0 132 209" svg:d="M132 64c0-32-12-64-41-64-44 0-91 79-91 147 0 34 13 62 41 62 44 0 91-79 91-145zM34 100c14-64 39-92 57-92 19 0 19 33 19 39 0 11-2 27-9 53-23 0-45 0-67 0zM98 111c-8 32-14 48-24 62-8 14-20 28-33 28-17 0-19-22-19-38 0-19 6-42 8-52 23 0 46 0 68 0z"><text:p/></draw:path><draw:path draw:style-name="gr4" draw:text-style-name="P24" svg:width="0.043cm" svg:height="0.18cm" svg:x="0.572cm" svg:y="0.122cm" svg:viewBox="0 0 44 181" svg:d="M44 23c0-13-9-23-21-23-13 0-23 10-23 23 0 12 10 21 23 21 12 0 21-9 21-21zM44 159c0-12-9-22-21-22-13 0-23 8-23 22 0 12 10 22 23 22 12 0 21-9 21-22z"><text:p/></draw:path><draw:path draw:style-name="gr4" draw:text-style-name="P24" svg:width="0.263cm" svg:height="0.304cm" svg:x="0.777cm" svg:y="0.008cm" svg:viewBox="0 0 264 305" svg:d="M41 203c6-2 20-11 20-17 0-2-2-2-5-2-14 0-56 17-56 60 0 30 35 61 86 61 69 0 148-48 148-106 0-38-42-57-76-73-30-13-49-30-49-54 0-8 4-25 17-37 13-11 36-12 42-12 5 0 23 1 41 8 8 4 19 10 19 28 0 6-1 7-3 12 0 1 0 3 0 5s3 2 4 2c6 0 16-4 24-11 6-5 11-9 11-26 0-21-12-27-23-31-20-10-40-10-46-10-55 0-122 42-122 90 0 35 37 52 58 61 29 14 67 33 67 68 0 27-20 62-84 62-43 0-78-28-78-56 0-8 2-15 5-22z"><text:p/></draw:path><draw:path draw:style-name="gr4" draw:text-style-name="P24" svg:width="0.373cm" svg:height="0.218cm" svg:x="1.196cm" svg:y="0.087cm" svg:viewBox="0 0 374 219" svg:d="M329 118c-24 18-35 35-39 41-19 27-23 54-23 55 0 5 6 5 10 5 6 0 7-2 8-9 10-41 35-75 83-95 5-1 6-3 6-6s-2-3-3-3c-18-8-70-29-86-100-1-5-2-6-8-6-4 0-10 0-10 5 0 1 5 27 22 55 8 13 22 28 40 41-105 0-209 0-313 0-9 0-16 0-16 8 0 9 7 9 16 9 104 0 208 0 313 0z"><text:p/></draw:path><draw:path draw:style-name="gr4" draw:text-style-name="P24" svg:width="0.324cm" svg:height="0.323cm" svg:x="1.722cm" svg:y="0cm" svg:viewBox="0 0 325 324" svg:d="M240 233c1 26 7 46 8 54 5 19 7 28 25 28 20 0 52-18 52-27 0-2-1-3-4-3-6 0-14 4-15 6-4 1-4 1-5 1-12 0-14-11-19-36-4-15-7-31-11-88-2-43-4-85-4-128 0-10 0-22 0-32 0-7 0-8-4-8-6 0-23 7-32 18-1 1-1 4-2 5-34 71-65 122-86 156-25 37-69 106-91 106-16 0-29-10-33-26-1 0-1-3-3-3-6 0-16 20-16 32 0 17 18 36 38 36 29 0 77-77 87-91 38 0 76 0 115 0zM231 52c0 8 0 15 0 24 0 25 0 49 2 73 1 8 2 40 4 61-25 0-51 0-76 0-7 0-13 0-24 7 29-44 54-88 56-93 20-38 32-62 37-72z"><text:p/></draw:path></draw:g></draw:g></text:p>
        </text:list-item>
        <text:list-item>
          <text:p text:style-name="P15"><text:span text:style-name="T7">Determined by parameter </text:span><text:span text:style-name="T7"><draw:g text:anchor-type="as-char" svg:y="-0.3cm" draw:z-index="19" draw:name="Shape21" draw:style-name="gr1"><svg:title>TexMaths</svg:title><svg:desc>12§display§\theta§svg§600§FALSE§</svg:desc><draw:g draw:style-name="gr2"><draw:path draw:style-name="gr3" draw:text-style-name="P23" svg:width="0.147cm" svg:height="0.255cm" svg:x="0.002cm" svg:y="0.022cm" svg:viewBox="0 0 148 256" svg:d="M0 0c50 0 98 0 148 0 0 85 0 171 0 256-50 0-98 0-148 0 0-85 0-171 0-256z"><text:p/></draw:path><draw:path draw:style-name="gr4" draw:text-style-name="P24" svg:width="0.172cm" svg:height="0.298cm" svg:x="-0.001cm" svg:y="0cm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7">: the weights.</text:span></text:p>
        </text:list-item>
        <text:list-item>
          <text:p text:style-name="P17"><text:span text:style-name="T5">Fitness</text:span>: for episodic domains like Backgammon, we do not need a discount factor, and the “fitness” of policy <draw:g text:anchor-type="as-char" svg:y="-0.182cm" draw:z-index="20" draw:name="Shape22" draw:style-name="gr1"><svg:title>TexMaths</svg:title><svg:desc>12§display§\pi_{\theta}§svg§600§FALSE§</svg:desc><draw:g draw:style-name="gr2"><draw:path draw:style-name="gr3" draw:text-style-name="P23" svg:width="0.346cm" svg:height="0.202cm" svg:x="0.008cm" svg:y="0.022cm" svg:viewBox="0 0 347 203" svg:d="M174 203c-59 0-116 0-174 0 0-68 0-136 0-203 115 0 232 0 347 0 0 67 0 135 0 203-57 0-115 0-173 0z"><text:p/></draw:path><draw:path draw:style-name="gr4" draw:text-style-name="P24" svg:width="0.225cm" svg:height="0.184cm" svg:x="-0.001cm" svg:y="0cm" svg:viewBox="0 0 226 185" svg:d="M100 24c15 0 31 0 48 0-15 62-18 80-18 109 0 6 0 16 3 30 4 19 9 22 16 22 8 0 17-9 17-17 0-3 0-3-2-9-13-28-13-56-13-68 0-22 3-44 8-67 15 0 31 0 48 0 5 0 19 0 19-13 0-11-8-11-16-11-46 0-93 0-140 0-10 0-26 0-45 20-14 16-25 35-25 38 1 1 0 4 5 4 3 0 3-2 7-6 20-32 45-32 53-32 7 0 16 0 24 0-13 51-36 102-54 139-4 6-4 7-4 10 0 8 7 12 13 12 13 0 16-12 21-28 6-18 6-19 12-40 7-31 14-62 23-93z"><text:p/></draw:path><draw:path draw:style-name="gr4" draw:text-style-name="P24" svg:width="0.131cm" svg:height="0.208cm" svg:x="0.245cm" svg:y="0.037cm" svg:viewBox="0 0 132 209" svg:d="M132 64c0-32-12-64-41-64-44 0-91 79-91 145 0 35 13 64 41 64 44 0 91-80 91-145zM32 99c16-63 41-91 59-91s18 33 18 39c0 11-2 27-8 52-23 0-46 0-69 0zM99 110c-9 31-15 47-24 61-9 15-21 29-34 29-17 0-19-23-19-38 0-19 6-41 8-52 23 0 46 0 69 0z"><text:p/></draw:path></draw:g></draw:g><text:s/>can be taken as the value function of the initial state <draw:g text:anchor-type="as-char" svg:y="-0.189cm" draw:z-index="21" draw:name="Shape23" draw:style-name="gr1"><svg:title>TexMaths</svg:title><svg:desc>12§display§s_0§svg§600§FALSE§</svg:desc><draw:g draw:style-name="gr2"><draw:path draw:style-name="gr3" draw:text-style-name="P23" svg:width="0.304cm" svg:height="0.209cm" svg:x="-0.001cm" svg:y="0.022cm" svg:viewBox="0 0 305 210" svg:d="M0 0c102 0 203 0 305 0 0 70 0 140 0 210-102 0-203 0-305 0 0-70 0-140 0-210z"><text:p/></draw:path><draw:path draw:style-name="gr4" draw:text-style-name="P24" svg:width="0.154cm" svg:height="0.187cm" svg:x="-0.001cm" svg:y="0cm" svg:viewBox="0 0 155 188" svg:d="M143 29c-12 0-20 9-20 19 0 5 3 12 13 12 9 0 19-7 19-24 0-19-18-36-49-36-57 0-72 43-72 61 0 33 31 40 43 42 23 4 44 9 44 30 0 11-9 47-60 47-6 0-38 0-48-23 16 3 27-11 27-21 0-9-8-15-16-15-11 0-24 9-24 28 0 23 24 39 60 39 69 0 85-50 85-68 0-14-8-25-13-30-11-12-24-14-42-18-16-4-32-6-32-25 0-12 10-37 48-37 9 0 31 2 37 19z"><text:p/></draw:path><draw:path draw:style-name="gr4" draw:text-style-name="P24" svg:width="0.136cm" svg:height="0.199cm" svg:x="0.189cm" svg:y="0.053cm" svg:viewBox="0 0 137 200" svg:d="M137 102c0-32-4-55-17-76-9-14-27-26-52-26-68 0-68 80-68 102s0 98 68 98c69 0 69-76 69-98zM68 192c-13 0-31-7-37-32-5-17-5-40-5-62 0-21 0-44 5-60 6-24 25-30 37-30 16 0 32 10 37 28 4 16 6 36 6 62 0 22 0 42-5 60-5 28-26 34-38 34z"><text:p/></draw:path></draw:g></draw:g><text:s/>under this policy, which is the expected total reward received in each game by an agent using policy <draw:g text:anchor-type="as-char" svg:y="-0.182cm" draw:z-index="22" draw:name="Shape24" draw:style-name="gr1"><svg:title>TexMaths</svg:title><svg:desc>12§display§\pi_{\theta}§svg§600§FALSE§</svg:desc><draw:g draw:style-name="gr2"><draw:path draw:style-name="gr3" draw:text-style-name="P23" svg:width="0.346cm" svg:height="0.202cm" svg:x="0.008cm" svg:y="0.022cm" svg:viewBox="0 0 347 203" svg:d="M174 203c-59 0-116 0-174 0 0-68 0-136 0-203 115 0 232 0 347 0 0 67 0 135 0 203-57 0-115 0-173 0z"><text:p/></draw:path><draw:path draw:style-name="gr4" draw:text-style-name="P24" svg:width="0.225cm" svg:height="0.184cm" svg:x="-0.001cm" svg:y="0cm" svg:viewBox="0 0 226 185" svg:d="M100 24c15 0 31 0 48 0-15 62-18 80-18 109 0 6 0 16 3 30 4 19 9 22 16 22 8 0 17-9 17-17 0-3 0-3-2-9-13-28-13-56-13-68 0-22 3-44 8-67 15 0 31 0 48 0 5 0 19 0 19-13 0-11-8-11-16-11-46 0-93 0-140 0-10 0-26 0-45 20-14 16-25 35-25 38 1 1 0 4 5 4 3 0 3-2 7-6 20-32 45-32 53-32 7 0 16 0 24 0-13 51-36 102-54 139-4 6-4 7-4 10 0 8 7 12 13 12 13 0 16-12 21-28 6-18 6-19 12-40 7-31 14-62 23-93z"><text:p/></draw:path><draw:path draw:style-name="gr4" draw:text-style-name="P24" svg:width="0.131cm" svg:height="0.208cm" svg:x="0.245cm" svg:y="0.037cm" svg:viewBox="0 0 132 209" svg:d="M132 64c0-32-12-64-41-64-44 0-91 79-91 145 0 35 13 64 41 64 44 0 91-80 91-145zM32 99c16-63 41-91 59-91s18 33 18 39c0 11-2 27-8 52-23 0-46 0-69 0zM99 110c-9 31-15 47-24 61-9 15-21 29-34 29-17 0-19-23-19-38 0-19 6-41 8-52 23 0 46 0 69 0z"><text:p/></draw:path></draw:g></draw:g></text:p>
        </text:list-item>
      </text:list>
      <text:h text:style-name="Heading_20_3" text:outline-level="3">Evolution Strategy:</text:h>
      <text:list xml:id="list2251031430" text:style-name="L4">
        <text:list-item>
          <text:p text:style-name="P18">initialise a “champ” policy</text:p>
        </text:list-item>
        <text:list-item>
          <text:p text:style-name="P18">generate a mutant policy</text:p>
        </text:list-item>
        <text:list-item>
          <text:p text:style-name="P18">evaluate the two on the same task</text:p>
        </text:list-item>
        <text:list-item>
          <text:p text:style-name="P18">if mutant does better than champ, replace the champ of a weighted average of the two.</text:p>
        </text:list-item>
        <text:list-item>
          <text:p text:style-name="P18">if champ does better than mutant, throw away the mutant.</text:p>
        </text:list-item>
        <text:list-item>
          <text:p text:style-name="P19">They need to evolve from different game initial conditions</text:p>
        </text:list-item>
      </text:list>
      <text:p text:style-name="P11"/>
      <text:h text:style-name="Heading_20_3" text:outline-level="3">Policy Gradients</text:h>
      <text:list xml:id="list2433637859" text:style-name="L5">
        <text:list-item>
          <text:p text:style-name="P20">Are an alternative to evolution strategy</text:p>
        </text:list-item>
        <text:list-item>
          <text:p text:style-name="P20">We use backprop on the policy optimisation</text:p>
        </text:list-item>
      </text:list>
      <text:list xml:id="list798882626" text:style-name="L6">
        <text:list-item>
          <text:p text:style-name="P21">The input is an image of the game, the structure is a CNN</text:p>
        </text:list-item>
        <text:list-item>
          <text:p text:style-name="P21">simple and elegant but works in some domains</text:p>
        </text:list-item>
        <text:list-item>
          <text:p text:style-name="P22">the REINFORCE algorithm</text:p>
        </text:list-item>
        <text:list-item>
          <text:p text:style-name="P22"/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20:37:34.243353517</meta:creation-date>
    <dc:date>2022-10-11T21:58:02.520347846</dc:date>
    <meta:editing-duration>PT8M55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42" meta:word-count="348" meta:character-count="1895" meta:non-whitespace-character-count="1591"/>
  </office:meta>
</office:document-meta>
</file>